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479in" fo:margin-left="-0.0167in" table:align="left"/>
    </style:style>
    <style:style style:name="Table1.A" style:family="table-column">
      <style:table-column-properties style:column-width="2.3333in"/>
    </style:style>
    <style:style style:name="Table1.B" style:family="table-column">
      <style:table-column-properties style:column-width="2.3021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05c39d"/>
    </style:style>
    <style:style style:name="P2" style:family="paragraph" style:parent-style-name="Text_20_body">
      <style:text-properties officeooo:paragraph-rsid="000987eb"/>
    </style:style>
    <style:style style:name="P3" style:family="paragraph" style:parent-style-name="Text_20_body">
      <style:text-properties officeooo:paragraph-rsid="000aefdb"/>
    </style:style>
    <style:style style:name="P4" style:family="paragraph" style:parent-style-name="Text_20_body">
      <style:text-properties officeooo:paragraph-rsid="000cdae2"/>
    </style:style>
    <style:style style:name="P5" style:family="paragraph" style:parent-style-name="Text_20_body">
      <style:text-properties style:font-name="TlwgTypewriter" officeooo:paragraph-rsid="000cdae2"/>
    </style:style>
    <style:style style:name="P6" style:family="paragraph" style:parent-style-name="Text_20_body">
      <style:text-properties fo:font-weight="bold" officeooo:paragraph-rsid="000cdae2" style:font-weight-asian="bold" style:font-weight-complex="bold"/>
    </style:style>
    <style:style style:name="P7" style:family="paragraph" style:parent-style-name="Text_20_body" style:list-style-name="L1">
      <style:text-properties officeooo:paragraph-rsid="001335b4"/>
    </style:style>
    <style:style style:name="P8" style:family="paragraph" style:parent-style-name="Table_20_Contents">
      <style:paragraph-properties fo:text-align="center" style:justify-single-word="false"/>
      <style:text-properties fo:font-weight="bold" officeooo:paragraph-rsid="000aefdb" style:font-weight-asian="bold" style:font-weight-complex="bold"/>
    </style:style>
    <style:style style:name="P9" style:family="paragraph" style:parent-style-name="Table_20_Contents">
      <style:text-properties officeooo:paragraph-rsid="000aefdb"/>
    </style:style>
    <style:style style:name="P10" style:family="paragraph" style:parent-style-name="Header">
      <style:paragraph-properties fo:text-align="end" style:justify-single-word="false"/>
      <style:text-properties officeooo:paragraph-rsid="0005c39d"/>
    </style:style>
    <style:style style:name="P11" style:family="paragraph" style:parent-style-name="Heading_20_1">
      <style:text-properties officeooo:paragraph-rsid="0005c39d"/>
    </style:style>
    <style:style style:name="P12" style:family="paragraph" style:parent-style-name="Heading_20_1">
      <style:text-properties officeooo:paragraph-rsid="000987eb"/>
    </style:style>
    <style:style style:name="P13" style:family="paragraph" style:parent-style-name="Heading_20_1">
      <style:text-properties officeooo:paragraph-rsid="000cdae2"/>
    </style:style>
    <style:style style:name="P14" style:family="paragraph" style:parent-style-name="Heading_20_1">
      <style:text-properties officeooo:paragraph-rsid="001335b4"/>
    </style:style>
    <style:style style:name="T1" style:family="text">
      <style:text-properties officeooo:rsid="0005c39d"/>
    </style:style>
    <style:style style:name="T2" style:family="text">
      <style:text-properties officeooo:rsid="0006c926"/>
    </style:style>
    <style:style style:name="T3" style:family="text">
      <style:text-properties officeooo:rsid="000815e4"/>
    </style:style>
    <style:style style:name="T4" style:family="text">
      <style:text-properties officeooo:rsid="000987eb"/>
    </style:style>
    <style:style style:name="T5" style:family="text">
      <style:text-properties officeooo:rsid="000aefdb"/>
    </style:style>
    <style:style style:name="T6" style:family="text">
      <style:text-properties officeooo:rsid="000cdae2"/>
    </style:style>
    <style:style style:name="T7" style:family="text">
      <style:text-properties officeooo:rsid="000e7941"/>
    </style:style>
    <style:style style:name="T8" style:family="text">
      <style:text-properties officeooo:rsid="001063f9"/>
    </style:style>
    <style:style style:name="T9" style:family="text">
      <style:text-properties officeooo:rsid="00117f14"/>
    </style:style>
    <style:style style:name="T10" style:family="text">
      <style:text-properties officeooo:rsid="00118947"/>
    </style:style>
    <style:style style:name="T11" style:family="text">
      <style:text-properties officeooo:rsid="001335b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Project Description</text:span></text:h>
      <text:p text:style-name="P1"><text:span text:style-name="T1">Phase 1 of the project </text:span><text:span text:style-name="T2">requires that a WAV file be read in from disk in a stream-like fashion, have a 2,500 sine wave added to it at half the maximum amplitude of the audio in the WAV file, and then have this modified data be written back to disk.</text:span><text:span text:style-name="T3"> </text:span><text:span text:style-name="T4">During this process, the entire WAV file's data was not to be stored in memory, in order to be like the restrictions found in embedded hardware. It then requires a file summarizing the time taken, sampling frequency and recording length be outputted.</text:span></text:p>
      <text:p text:style-name="P2"><text:span text:style-name="T4">This project solves the requirements from above by reading in the header into a struct matching the header's data. From this, the software knows the size of the file, the sample size, and the number of channels. Using this information, a void pointer is setup to point to an array of a </text:span><text:span text:style-name="T8">type</text:span><text:span text:style-name="T4"> appropriate to the sample size, here a char array for 8-bit and a short array for 16-bit. At the same time, function pointers are used to point to 8- or 16- bit versions of the functions which find the maximum amplitude of all the channels in a sample and add the sine wave signal to the data. Using void and function pointers here reduce the amount of repeated code within main, and make the code easier to maintain and extend in the future.</text:span></text:p>
      <text:p text:style-name="P2"><text:span text:style-name="T4">With the sample arrays and function pointers setup, the header for the modified WAV file is written to disk by copying the memory space of the header struct back to disk. After this, the code loops through all the samples to find the maximum amplitude of the data in the file. With t</text:span><text:span text:style-name="T8">he amplitude</text:span><text:span text:style-name="T4"> found, it resets the file pointer to the start of the data in the WAV file, and loops through all the samples again, this time adding a sine wave of half the maximum amplitude of the original signal, then saving it to the new WAV file.</text:span></text:p>
      <text:p text:style-name="P2"><text:span text:style-name="T4">Finally a summary text file was written, listing the file names involved, as well as the sampling frequency, recording length and processing time required. Unlike the other file access portions, this using ofstream rather than fread and fwrite, since it makes the code more readable and is outside the scope of the timer.</text:span></text:p>
      <text:h text:style-name="P12" text:outline-level="1"><text:span text:style-name="T4">WAV File Format</text:span></text:h>
      <text:p text:style-name="P3"><text:span text:style-name="T5">The WAV file format is a container which is flexible in that it can contain audio of many structures and encoding types. The most common (and supported in this project) is PCM which is basically raw data, but it can even contain MP3 files. It is based on the RIFF (Resource Interchange File Format), which allows data to be stored in tagged chunks within the file, but most commonly </text:span><text:span text:style-name="T9">for WAV</text:span><text:span text:style-name="T5"> has only a RIFF type chunk which provides the header information, and a data chunk containing the audio information. In the context of a WAV file, the differing chunks could be used to support multiple encoding types within the same audio file.</text:span></text:p>
      <text:p text:style-name="P3"><text:span text:style-name="T5">The header for WAV provides a variety of control fields. The name, a short description, and location (by offset) in the file are listed in Table 1.</text:span></text:p>
      <text:p text:style-name="P3"><text:span text:style-name="T5"/></text:p>
      <text:p text:style-name="P3"><text:span text:style-name="T5"/></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8"><text:span text:style-name="T5">Name</text:span></text:p>
          </table:table-cell>
          <table:table-cell table:style-name="Table1.A1" office:value-type="string">
            <text:p text:style-name="P8"><text:span text:style-name="T5">Description</text:span></text:p>
          </table:table-cell>
          <table:table-cell table:style-name="Table1.C1" office:value-type="string">
            <text:p text:style-name="P8"><text:span text:style-name="T5">Location (Offset)</text:span></text:p>
          </table:table-cell>
        </table:table-row>
        <table:table-row>
          <table:table-cell table:style-name="Table1.A2" office:value-type="string">
            <text:p text:style-name="P9"><text:span text:style-name="T5">Subchunk{1,2}Size</text:span></text:p>
          </table:table-cell>
          <table:table-cell table:style-name="Table1.A2" office:value-type="string">
            <text:p text:style-name="P9"><text:span text:style-name="T5">Size of the subchunk following this control field</text:span></text:p>
          </table:table-cell>
          <table:table-cell table:style-name="Table1.C2" office:value-type="string">
            <text:p text:style-name="P9"><text:span text:style-name="T5">16 (sub chunk 1 – WAV format), <text:s/>40 (sub chunk 2 - data)</text:span></text:p>
          </table:table-cell>
        </table:table-row>
        <table:table-row>
          <table:table-cell table:style-name="Table1.A2" office:value-type="string">
            <text:p text:style-name="P9"><text:span text:style-name="T5">AudioFormat</text:span></text:p>
          </table:table-cell>
          <table:table-cell table:style-name="Table1.A2" office:value-type="string">
            <text:p text:style-name="P9"><text:span text:style-name="T5">Format the audio is in, for PCM (raw) it is 1, otherwise some other compression</text:span></text:p>
          </table:table-cell>
          <table:table-cell table:style-name="Table1.C2" office:value-type="string">
            <text:p text:style-name="P9"><text:span text:style-name="T5">20</text:span></text:p>
          </table:table-cell>
        </table:table-row>
        <table:table-row>
          <table:table-cell table:style-name="Table1.A2" office:value-type="string">
            <text:p text:style-name="P9"><text:span text:style-name="T5">NumChannels</text:span></text:p>
          </table:table-cell>
          <table:table-cell table:style-name="Table1.A2" office:value-type="string">
            <text:p text:style-name="P9"><text:span text:style-name="T5">Number of channels in the file</text:span></text:p>
          </table:table-cell>
          <table:table-cell table:style-name="Table1.C2" office:value-type="string">
            <text:p text:style-name="P9"><text:span text:style-name="T5">22</text:span></text:p>
          </table:table-cell>
        </table:table-row>
        <table:table-row>
          <table:table-cell table:style-name="Table1.A2" office:value-type="string">
            <text:p text:style-name="P9"><text:span text:style-name="T5">SampleRate</text:span></text:p>
          </table:table-cell>
          <table:table-cell table:style-name="Table1.A2" office:value-type="string">
            <text:p text:style-name="P9"><text:span text:style-name="T5">Rate at which the samples are taken</text:span></text:p>
          </table:table-cell>
          <table:table-cell table:style-name="Table1.C2" office:value-type="string">
            <text:p text:style-name="P9"><text:span text:style-name="T5">24</text:span></text:p>
          </table:table-cell>
        </table:table-row>
        <table:table-row>
          <table:table-cell table:style-name="Table1.A2" office:value-type="string">
            <text:p text:style-name="P9"><text:span text:style-name="T5">ByteRate</text:span></text:p>
          </table:table-cell>
          <table:table-cell table:style-name="Table1.A2" office:value-type="string">
            <text:p text:style-name="P9"><text:span text:style-name="T5">Rate (in bytes) at which the samples are taken</text:span></text:p>
          </table:table-cell>
          <table:table-cell table:style-name="Table1.C2" office:value-type="string">
            <text:p text:style-name="P9"><text:span text:style-name="T5">28</text:span></text:p>
          </table:table-cell>
        </table:table-row>
        <table:table-row>
          <table:table-cell table:style-name="Table1.A2" office:value-type="string">
            <text:p text:style-name="P9"><text:span text:style-name="T5">BlockAlign</text:span></text:p>
          </table:table-cell>
          <table:table-cell table:style-name="Table1.A2" office:value-type="string">
            <text:p text:style-name="P9"><text:span text:style-name="T5">Number of bytes for a sample and all its channels.</text:span></text:p>
          </table:table-cell>
          <table:table-cell table:style-name="Table1.C2" office:value-type="string">
            <text:p text:style-name="P9"><text:span text:style-name="T5">32</text:span></text:p>
          </table:table-cell>
        </table:table-row>
        <table:table-row>
          <table:table-cell table:style-name="Table1.A2" office:value-type="string">
            <text:p text:style-name="P9"><text:span text:style-name="T5">BitsPerSample</text:span></text:p>
          </table:table-cell>
          <table:table-cell table:style-name="Table1.A2" office:value-type="string">
            <text:p text:style-name="P9"><text:span text:style-name="T5">Number of bits per sample.</text:span></text:p>
          </table:table-cell>
          <table:table-cell table:style-name="Table1.C2" office:value-type="string">
            <text:p text:style-name="P9"><text:span text:style-name="T5">34</text:span></text:p>
          </table:table-cell>
        </table:table-row>
      </table:table>
      <text:p text:style-name="P6"><text:span text:style-name="T6">Table 1: Control Fields in WAV header</text:span></text:p>
      <text:h text:style-name="P13" text:outline-level="1"><text:span text:style-name="T6">Summary Text File</text:span></text:h>
      <text:p text:style-name="P5"><text:span text:style-name="T6">Input File Name: Davis_E_orig.WAV</text:span></text:p>
      <text:p text:style-name="P5"><text:span text:style-name="T6">Output File Name: Davis_E_processed.WAV</text:span></text:p>
      <text:p text:style-name="P5"><text:span text:style-name="T6">Sampling Frequency (samp/s): 44100</text:span></text:p>
      <text:p text:style-name="P5"><text:span text:style-name="T6">Recording Length (s): 59</text:span></text:p>
      <text:p text:style-name="P5"><text:span text:style-name="T6">Processing Time (s): 0.34</text:span></text:p>
      <text:p text:style-name="P4"><text:span text:style-name="T6">Due to the algorithm required, it is impossible for this to be done in real time. The audio source (i.e. the WAV file) must have already ended before its maximum amplitude can be found, and adding the sine wave is dependent upon knowing the maximum amplitude.</text:span></text:p>
      <text:p text:style-name="P4"><text:span text:style-name="T6">If not for this fact, the program could clearly work in real time, as processing a file of 59 seconds completed in 0.34 seconds. This also, however, may not hold true on some systems, as a bottleneck such as the storage medium, CPU, or memory may reduce the speed. For example, the summary file included here was generated on the Linux boot of a desktop system. Working from the Windows boot, on the same hard drive, the processing time required over 3 seconds. </text:span><text:span text:style-name="T7">Thus real time processing, even ignoring the data dependency, also </text:span><text:span text:style-name="T10">has hardware dependencies.</text:span></text:p>
      <text:h text:style-name="P14" text:outline-level="1"><text:soft-page-break/><text:span text:style-name="T11"/></text:h>
      <text:h text:style-name="P14" text:outline-level="1"><text:span text:style-name="T11">Sources</text:span></text:h>
      <text:list xml:id="list1065718105" text:style-name="L1">
        <text:list-item>
          <text:p text:style-name="P7"><text:span text:style-name="T11">WAV Header Information: </text:span><text:a xlink:type="simple" xlink:href="https://ccrma.stanford.edu/courses/422/projects/WaveFormat/"><text:span text:style-name="T11">https://ccrma.stanford.edu/courses/422/projects/WaveFormat/</text:span></text:a></text:p>
        </text:list-item>
        <text:list-item>
          <text:p text:style-name="P7"><text:span text:style-name="T11">WAV Header Information: </text:span><text:a xlink:type="simple" xlink:href="http://www.sonicspot.com/guide/wavefiles.html"><text:span text:style-name="T11">http://www.sonicspot.com/guide/wavefiles.html</text:span></text:a></text:p>
        </text:list-item>
        <text:list-item>
          <text:p text:style-name="P7"><text:span text:style-name="T11">WAV Header/RIFF Information: </text:span><text:a xlink:type="simple" xlink:href="https://en.wikipedia.org/wiki/Resource_Interchange_File_Format"><text:span text:style-name="T11">https://en.wikipedia.org/wiki/Resource_Interchange_File_Forma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5c39d"/>
    </style:style>
    <style:style style:name="MT1" style:family="text">
      <style:text-properties officeooo:rsid="0005c39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Eugene Davis</text:span></text:p>
        <text:p text:style-name="MP1"><text:span text:style-name="MT1">CPE 381</text:span></text:p>
        <text:p text:style-name="MP1"><text:span text:style-name="MT1">Project Phase 1 Report</text:span></text:p>
        <text:p text:style-name="MP1"><text:span text:style-name="MT1">03/1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3-09T13:00:03</meta:creation-date>
    <dc:date>2014-03-09T18:06:16</dc:date>
    <dc:creator>Eugene Davis</dc:creator>
    <meta:editing-duration>PT4H5M43S</meta:editing-duration>
    <meta:editing-cycles>8</meta:editing-cycles>
    <meta:generator>LibreOffice/3.6$Linux_X86_64 LibreOffice_project/360m1$Build-2</meta:generator>
    <meta:document-statistic meta:table-count="1" meta:image-count="0" meta:object-count="0" meta:page-count="3" meta:paragraph-count="49" meta:word-count="813" meta:character-count="4721" meta:non-whitespace-character-count="3959"/>
  </office:meta>
</office:document-meta>
</file>